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217a9d" officeooo:paragraph-rsid="00217a9d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paragraph-rsid="001cd7ca" style:font-size-asian="14pt" style:font-size-complex="14pt"/>
    </style:style>
    <style:style style:name="P4" style:family="paragraph" style:parent-style-name="Text_20_body">
      <style:text-properties fo:font-size="14pt" officeooo:rsid="0024d300" officeooo:paragraph-rsid="0024d300" style:font-size-asian="14pt" style:font-size-complex="14pt"/>
    </style:style>
    <style:style style:name="P5" style:family="paragraph" style:parent-style-name="Text_20_body">
      <style:text-properties fo:font-size="14pt" officeooo:rsid="0024d300" officeooo:paragraph-rsid="00360e33" style:font-size-asian="14pt" style:font-size-complex="14pt"/>
    </style:style>
    <style:style style:name="P6" style:family="paragraph" style:parent-style-name="Text_20_body">
      <style:text-properties fo:font-size="14pt" officeooo:rsid="0024d300" officeooo:paragraph-rsid="00399b1a" style:font-size-asian="14pt" style:font-size-complex="14pt"/>
    </style:style>
    <style:style style:name="P7" style:family="paragraph" style:parent-style-name="Text_20_body">
      <style:text-properties fo:font-size="14pt" officeooo:rsid="00256fc5" officeooo:paragraph-rsid="00256fc5" style:font-size-asian="14pt" style:font-size-complex="14pt"/>
    </style:style>
    <style:style style:name="P8" style:family="paragraph" style:parent-style-name="Text_20_body">
      <style:text-properties fo:font-size="14pt" officeooo:rsid="00294084" officeooo:paragraph-rsid="00294084" style:font-size-asian="14pt" style:font-size-complex="14pt"/>
    </style:style>
    <style:style style:name="P9" style:family="paragraph" style:parent-style-name="Text_20_body">
      <style:text-properties fo:font-size="14pt" officeooo:rsid="002445f2" officeooo:paragraph-rsid="002445f2" style:font-size-asian="14pt" style:font-size-complex="14pt"/>
    </style:style>
    <style:style style:name="P10" style:family="paragraph" style:parent-style-name="Text_20_body">
      <style:text-properties officeooo:rsid="0037faf5" officeooo:paragraph-rsid="0037faf5"/>
    </style:style>
    <style:style style:name="P11" style:family="paragraph" style:parent-style-name="Text_20_body">
      <style:text-properties officeooo:rsid="0037faf5" officeooo:paragraph-rsid="003b6b27"/>
    </style:style>
    <style:style style:name="P12" style:family="paragraph" style:parent-style-name="Preformatted_20_Text">
      <style:text-properties fo:color="#000000" style:font-name="DejaVu Sans Mono" fo:font-size="12pt" style:font-size-asian="14pt" style:font-size-complex="14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94084" officeooo:paragraph-rsid="00294084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paragraph-rsid="00294084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ac78c" officeooo:paragraph-rsid="002ac78c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cdfb1" officeooo:paragraph-rsid="002cdfb1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paragraph-rsid="002cdfb1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de7cd" officeooo:paragraph-rsid="002de7cd"/>
    </style:style>
    <style:style style:name="P20" style:family="paragraph" style:parent-style-name="Text_20_body">
      <style:text-properties fo:font-size="14pt" officeooo:rsid="0024d300" officeooo:paragraph-rsid="0042e4bc" style:font-size-asian="14pt" style:font-size-complex="14pt"/>
    </style:style>
    <style:style style:name="P21" style:family="paragraph" style:parent-style-name="Heading_20_2">
      <style:text-properties officeooo:rsid="002096da" officeooo:paragraph-rsid="002096da"/>
    </style:style>
    <style:style style:name="P22" style:family="paragraph" style:parent-style-name="Heading_20_3">
      <style:text-properties officeooo:paragraph-rsid="001b3b2d"/>
    </style:style>
    <style:style style:name="T1" style:family="text">
      <style:text-properties officeooo:rsid="001732e7"/>
    </style:style>
    <style:style style:name="T2" style:family="text">
      <style:text-properties officeooo:rsid="002445f2"/>
    </style:style>
    <style:style style:name="T3" style:family="text">
      <style:text-properties officeooo:rsid="0025fba4"/>
    </style:style>
    <style:style style:name="T4" style:family="text">
      <style:text-properties officeooo:rsid="00294084"/>
    </style:style>
    <style:style style:name="T5" style:family="text">
      <style:text-properties fo:color="#000080" fo:font-weight="bold"/>
    </style:style>
    <style:style style:name="T6" style:family="text">
      <style:text-properties fo:color="#008000" fo:font-weight="bold"/>
    </style:style>
    <style:style style:name="T7" style:family="text">
      <style:text-properties fo:color="#008000" fo:font-weight="bold" officeooo:rsid="00294084"/>
    </style:style>
    <style:style style:name="T8" style:family="text">
      <style:text-properties officeooo:rsid="002c538d"/>
    </style:style>
    <style:style style:name="T9" style:family="text">
      <style:text-properties officeooo:rsid="002cdfb1"/>
    </style:style>
    <style:style style:name="T10" style:family="text">
      <style:text-properties fo:color="#660e7a"/>
    </style:style>
    <style:style style:name="T11" style:family="text">
      <style:text-properties officeooo:rsid="002445f2" style:font-size-asian="12pt" style:font-size-complex="12pt"/>
    </style:style>
    <style:style style:name="T12" style:family="text">
      <style:text-properties officeooo:rsid="003002ca"/>
    </style:style>
    <style:style style:name="T13" style:family="text">
      <style:text-properties officeooo:rsid="003809a1"/>
    </style:style>
    <style:style style:name="T14" style:family="text">
      <style:text-properties officeooo:rsid="00399b1a"/>
    </style:style>
    <style:style style:name="T15" style:family="text">
      <style:text-properties officeooo:rsid="003acd8b"/>
    </style:style>
    <style:style style:name="T16" style:family="text">
      <style:text-properties officeooo:rsid="003ee9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<text:span text:style-name="T1">о</text:span>раторная работа <text:span text:style-name="T16">3</text:span>.</text:h>
      <text:h text:style-name="P21" text:outline-level="2">Работа с Spark</text:h>
      <text:h text:style-name="P22" text:outline-level="3">1. Входные данные.</text:h>
      <text:p text:style-name="P1">Аналогичны входным данным лабораторных работ <text:span text:style-name="T13">2</text:span>,<text:span text:style-name="T13">3</text:span></text:p>
      <text:h text:style-name="Heading_20_3" text:outline-level="3">2. Задача</text:h>
      <text:p text:style-name="P3">Требуется <text:span text:style-name="T2">определить для пары &lt;аэропорт отлета, аэропорт прибытия&gt; максимальное время опоздания, процент опоздавших+отмененных рейсов.</text:span></text:p>
      <text:p text:style-name="P9">Также требуется связать полученную таблицу с названиями аэропортов.</text:p>
      <text:h text:style-name="Heading_20_3" text:outline-level="3">3. Запуск Spark</text:h>
      <text:p text:style-name="P10">Добавляем в yarn-site.xml</text:p>
      <text:p text:style-name="P11">&lt;property&gt;</text:p>
      <text:p text:style-name="P10"><text:s text:c="4"/>&lt;name&gt;yarn.nodemanager.pmem-check-enabled&lt;/name&gt;</text:p>
      <text:p text:style-name="P10"><text:s text:c="4"/>&lt;value&gt;false&lt;/value&gt;</text:p>
      <text:p text:style-name="P10">&lt;/property&gt;</text:p>
      <text:p text:style-name="P10">&lt;property&gt;</text:p>
      <text:p text:style-name="P10"><text:s text:c="4"/>&lt;name&gt;yarn.nodemanager.vmem-check-enabled&lt;/name&gt;</text:p>
      <text:p text:style-name="P10"><text:s text:c="4"/>&lt;value&gt;false&lt;/value&gt;</text:p>
      <text:p text:style-name="P10">&lt;/property&gt; </text:p>
      <text:p text:style-name="P5">Распаковываем в корневую папку пользователя архив </text:p>
      <text:p text:style-name="P6">spark-2.4.7-bin-hadoop2.7.tgz</text:p>
      <text:p text:style-name="P4">добавляем в ~/.bashrc строку</text:p>
      <text:p text:style-name="P20">export PATH=~/spark-2.4.7-bin-hadoop2.7/bin/:$PATH</text:p>
      <text:p text:style-name="P4">Для запуска задачи spark в дальнейшем используем строку</text:p>
      <text:p text:style-name="P4">spark-submit --class &lt;Имя класса с main функцией&gt; <text:s/>--master yarn-client --num-executors 3 <text:s/>&lt;путь к jar файлу&gt;</text:p>
      <text:p text:style-name="P7">пример pom.xml файла с настроенными dependencies п<text:span text:style-name="T3">р</text:span>иложен к проекту</text:p>
      <text:h text:style-name="Heading_20_3" text:outline-level="3">3. Посдказки.</text:h>
      <text:p text:style-name="P2">а. <text:span text:style-name="T4">Инициализируем Spark</text:span></text:p>
      <text:p text:style-name="P12">SparkConf conf = <text:span text:style-name="T5">new </text:span>SparkConf().setAppName(<text:span text:style-name="T6">"</text:span><text:span text:style-name="T7">lab5</text:span><text:span text:style-name="T6">"</text:span>);</text:p>
      <text:p text:style-name="P13">JavaSparkContext sc = <text:span text:style-name="T5">new </text:span>JavaSparkContext(conf);</text:p>
      <text:p text:style-name="P8">б. <text:span text:style-name="T12">З</text:span>агружаем исходные наборы данных в RDD с помощью метода</text:p>
      <text:p text:style-name="P13"><text:soft-page-break/>JavaSparkContext.textFile</text:p>
      <text:p text:style-name="P15"><text:span text:style-name="T4">в. Преобразуем RDD в RDD пару ключ значение с помощью метода </text:span>mapToPair</text:p>
      <text:p text:style-name="P14">г. Создаем Java объекты для хранения данных — простые объекты реализующие интерфейс Serializable</text:p>
      <text:p text:style-name="P16">д. В качестве ключа для пары аэропортов используем <text:span text:style-name="T8">класс</text:span> Tuple2</text:p>
      <text:p text:style-name="P19">c помощью функции reduce или аналогичных расчитываем <text:s/><text:span text:style-name="T11">максимальное время опоздания, процент опоздавших+отмененных рейсов</text:span></text:p>
      <text:p text:style-name="P18"><text:span text:style-name="T9">е. для связывания с таблицей аэропортов — предварительно выкачиваем список аэропортов в главную функцию с помощью метода </text:span>collectAsMap</text:p>
      <text:p text:style-name="P17">ё. создаем в основном методе main переменную broadcast</text:p>
      <text:p text:style-name="P17"><text:span text:style-name="T5">final </text:span>Broadcast&lt;Map&lt;String, AirportData&gt;&gt; airportsBroadcasted = sc.broadcast(stringAirportDataMap);</text:p>
      <text:p text:style-name="P18"><text:span text:style-name="T9">ж. в методе map преобразуем итоговый RDD содержащий статистические данные — обогащаем его именами аэропортов, обращаясь внутри функций к объекту </text:span><text:span text:style-name="T10">airportsBroadcasted</text:span>.value()</text:p>
      <text:p text:style-name="P17"/>
      <text:p text:style-name="P17"/>
      <text:p text:style-name="P1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1" fo:font-family="'Lohit Hindi'" style:font-pitch="variable" fo:font-size="18pt" style:letter-kerning="true" style:font-name-asian="Lohit Hindi1" style:font-family-asian="'Lohit Hindi'" style:font-pitch-asian="variable" style:font-size-asian="18pt" style:font-name-complex="Lohit Hindi1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0-24T10:54:18.522624498</meta:creation-date>
    <meta:editing-duration>PT1H3M57S</meta:editing-duration>
    <meta:editing-cycles>30</meta:editing-cycles>
    <meta:generator>LibreOffice/6.4.6.2$Linux_X86_64 LibreOffice_project/40$Build-2</meta:generator>
    <dc:date>2020-10-19T21:06:35.309002116</dc:date>
    <meta:document-statistic meta:table-count="0" meta:image-count="0" meta:object-count="0" meta:page-count="2" meta:paragraph-count="38" meta:word-count="225" meta:character-count="1962" meta:non-whitespace-character-count="1754"/>
  </office:meta>
</office:document-meta>
</file>